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ext_20_body"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4" style:family="paragraph" style:parent-style-name="Text_20_body">
      <style:text-properties fo:font-style="normal" style:font-style-asian="normal" style:font-style-complex="normal"/>
    </style:style>
    <style:style style:name="P55" style:family="paragraph" style:parent-style-name="Text_20_body"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_5b_RPG_5d__20_Táblázattartalom_20_-_20_fejléc">
      <style:text-properties officeooo:paragraph-rsid="001c2ac6"/>
    </style:style>
    <style:style style:name="P73" style:family="paragraph" style:parent-style-name="_5b_RPG_5d__20_Táblázattartalom_20_-_20_saját_20_-_20_1">
      <style:text-properties officeooo:paragraph-rsid="001c2ac6"/>
    </style:style>
    <style:style style:name="P7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5" style:family="paragraph" style:parent-style-name="Text_20_body">
      <style:text-properties officeooo:paragraph-rsid="0037f3c5"/>
    </style:style>
    <style:style style:name="P96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7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98" style:family="paragraph" style:parent-style-name="Heading_20_4">
      <style:paragraph-properties fo:break-before="page"/>
    </style:style>
    <style:style style:name="P99" style:family="paragraph" style:parent-style-name="Standard" style:list-style-name="L1"/>
    <style:style style:name="P100" style:family="paragraph" style:parent-style-name="Standard" style:list-style-name="L1"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</style:style>
    <style:style style:name="P103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4" style:family="paragraph" style:parent-style-name="Table_20_Contents" style:list-style-name="L2">
      <style:paragraph-properties fo:margin-top="0in" fo:margin-bottom="0in" style:contextual-spacing="false"/>
    </style:style>
    <style:style style:name="P105" style:family="paragraph" style:parent-style-name="Text_20_body" style:list-style-name="L7"/>
    <style:style style:name="P106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7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8" style:family="paragraph" style:parent-style-name="Text_20_body" style:list-style-name="L9">
      <style:text-properties fo:font-size="12pt" style:font-size-asian="12pt" style:font-size-complex="12pt"/>
    </style:style>
    <style:style style:name="P109" style:family="paragraph" style:parent-style-name="Text_20_body" style:list-style-name="L10"/>
    <style:style style:name="P110" style:family="paragraph" style:parent-style-name="Text_20_body" style:list-style-name="L10">
      <style:paragraph-properties fo:margin-left="0.4925in" fo:margin-right="0in" fo:text-indent="0in" style:auto-text-indent="false"/>
    </style:style>
    <style:style style:name="P111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2" style:family="paragraph" style:parent-style-name="Text_20_body" style:list-style-name="L12"/>
    <style:style style:name="P113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4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5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6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e915" style:font-weight-asian="normal" style:font-weight-complex="normal"/>
    </style:style>
    <style:style style:name="T8" style:family="text">
      <style:text-properties fo:font-weight="normal" officeooo:rsid="002c3ffc" style:font-weight-asian="normal" style:font-weight-complex="normal"/>
    </style:style>
    <style:style style:name="T9" style:family="text">
      <style:text-properties fo:font-weight="normal" officeooo:rsid="00353657" style:font-weight-asian="normal" style:font-weight-complex="normal"/>
    </style:style>
    <style:style style:name="T10" style:family="text">
      <style:text-properties fo:font-weight="normal" officeooo:rsid="003f9a2a" style:font-weight-asian="normal" style:font-weight-complex="normal"/>
    </style:style>
    <style:style style:name="T11" style:family="text">
      <style:text-properties fo:font-weight="normal" officeooo:rsid="0041955b" style:font-weight-asian="normal" style:font-weight-complex="normal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4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use-window-font-color="true" loext:opacity="0%" fo:font-weight="bold" style:font-weight-asian="bold" style:font-weight-complex="bold"/>
    </style:style>
    <style:style style:name="T16" style:family="text">
      <style:text-properties style:use-window-font-color="true" loext:opacity="0%" fo:font-weight="normal" style:font-weight-asian="normal" style:font-weight-complex="normal"/>
    </style:style>
    <style:style style:name="T17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8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7" style:family="text">
      <style:text-properties fo:font-size="9pt" fo:font-weight="normal" style:font-size-asian="9pt" style:font-weight-asian="normal" style:font-size-complex="9pt" style:font-weight-complex="normal"/>
    </style:style>
    <style:style style:name="T28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3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7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8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9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40" style:family="text">
      <style:text-properties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size="11pt" fo:font-weight="normal" style:font-size-asian="11pt" style:font-weight-asian="normal" style:font-size-complex="11pt" style:font-weight-complex="normal"/>
    </style:style>
    <style:style style:name="T42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3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2ddb92" style:font-size-asian="11pt" style:font-size-complex="11pt"/>
    </style:style>
    <style:style style:name="T46" style:family="text">
      <style:text-properties fo:font-size="11pt" officeooo:rsid="003aa0d3" style:font-size-asian="11pt" style:font-size-complex="11pt"/>
    </style:style>
    <style:style style:name="T47" style:family="text">
      <style:text-properties fo:font-size="11pt" officeooo:rsid="003d4edc" style:font-size-asian="11pt" style:font-size-complex="11pt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background-color="transparent" loext:char-shading-value="0"/>
    </style:style>
    <style:style style:name="T52" style:family="text">
      <style:text-properties fo:font-size="6pt" fo:font-weight="bold" style:font-size-asian="6pt" style:font-weight-asian="bold" style:font-size-complex="6pt" style:font-weight-complex="bold"/>
    </style:style>
    <style:style style:name="T53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54" style:family="text">
      <style:text-properties fo:language="hu" fo:country="HU"/>
    </style:style>
    <style:style style:name="T5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6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57" style:family="text">
      <style:text-properties fo:font-size="7pt" style:font-size-asian="7pt" style:font-size-complex="7pt"/>
    </style:style>
    <style:style style:name="T58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1" style:family="text">
      <style:text-properties fo:font-size="10.5pt" style:font-size-asian="10.5pt" style:font-size-complex="10.5pt"/>
    </style:style>
    <style:style style:name="T62" style:family="text">
      <style:text-properties officeooo:rsid="0019307d"/>
    </style:style>
    <style:style style:name="T63" style:family="text">
      <style:text-properties officeooo:rsid="001ae915"/>
    </style:style>
    <style:style style:name="T64" style:family="text">
      <style:text-properties style:font-name="Tahoma" fo:font-size="11pt" fo:font-style="normal" officeooo:rsid="001ae915" style:font-size-asian="10.5pt"/>
    </style:style>
    <style:style style:name="T65" style:family="text">
      <style:text-properties style:font-name="Tahoma" fo:font-size="11pt" fo:font-style="normal" officeooo:rsid="001c2ac6" style:font-size-asian="10.5pt"/>
    </style:style>
    <style:style style:name="T66" style:family="text">
      <style:text-properties officeooo:rsid="001c2ac6"/>
    </style:style>
    <style:style style:name="T67" style:family="text">
      <style:text-properties officeooo:rsid="001d4ef9"/>
    </style:style>
    <style:style style:name="T68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9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0" style:family="text">
      <style:text-properties officeooo:rsid="00278d0f"/>
    </style:style>
    <style:style style:name="T71" style:family="text">
      <style:text-properties officeooo:rsid="002acfb1"/>
    </style:style>
    <style:style style:name="T72" style:family="text">
      <style:text-properties officeooo:rsid="0030b76c"/>
    </style:style>
    <style:style style:name="T73" style:family="text">
      <style:text-properties fo:color="#c9211e" loext:opacity="100%" officeooo:rsid="0030b76c"/>
    </style:style>
    <style:style style:name="T74" style:family="text">
      <style:text-properties officeooo:rsid="0033cf40"/>
    </style:style>
    <style:style style:name="T75" style:family="text">
      <style:text-properties officeooo:rsid="00353657"/>
    </style:style>
    <style:style style:name="T76" style:family="text">
      <style:text-properties officeooo:rsid="0037665b"/>
    </style:style>
    <style:style style:name="T77" style:family="text">
      <style:text-properties officeooo:rsid="00398a5a"/>
    </style:style>
    <style:style style:name="T78" style:family="text">
      <style:text-properties officeooo:rsid="003a4aea"/>
    </style:style>
    <style:style style:name="T79" style:family="text">
      <style:text-properties officeooo:rsid="003c44bc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60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4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4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4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4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4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4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71">Érzékenység</text:span></text:p>
        <text:p text:style-name="Text_20_body"/>
        <text:p text:style-name="P52">Ellenpróba</text:p>
        <text:p text:style-name="P13">(Tulajdonság + k6) <text:s text:c="2"/><text:span text:style-name="T1">vs</text:span> <text:s text:c="2"/>(Tulajdonság + k6)</text:p>
        <text:p text:style-name="P51"><text:line-break/>Összetett próba</text:p>
        <text:p text:style-name="P54">Pl. folyamatos egyensúlyozás órákon keresztül nem dönthető el 1db Ügyességpróbával. <text:span text:style-name="T62">1 dobás az indokolt </text:span>maximális nehézségre <text:span text:style-name="T66">+ </text:span>több prób<text:span text:style-name="T66">a</text:span> <text:span text:style-name="T1">1 fokozattal alacsonyabb nehézség ellen</text:span>. <text:span text:style-name="T66">KM dönt.</text:span></text:p>
      </text:section>
      <text:h text:style-name="Heading_20_1" text:outline-level="1"><text:span text:style-name="_5b_RPG_5d__20_Kiemelt_20_kifejezés"><text:span text:style-name="T60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0"/>
      <text:p text:style-name="P49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7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0">Könnyű</text:p>
            </table:table-cell>
            <table:table-cell table:style-name="Táblázat15.B2" office:value-type="string">
              <text:p text:style-name="P58">6</text:p>
            </table:table-cell>
          </table:table-row>
          <table:table-row>
            <table:table-cell table:style-name="Táblázat15.A3" office:value-type="string">
              <text:p text:style-name="P60">Átlagos</text:p>
            </table:table-cell>
            <table:table-cell table:style-name="Táblázat15.B2" office:value-type="string">
              <text:p text:style-name="P58">9</text:p>
            </table:table-cell>
          </table:table-row>
          <table:table-row>
            <table:table-cell table:style-name="Táblázat15.A3" office:value-type="string">
              <text:p text:style-name="P60">Nehéz</text:p>
            </table:table-cell>
            <table:table-cell table:style-name="Táblázat15.B2" office:value-type="string">
              <text:p text:style-name="P58">12</text:p>
            </table:table-cell>
          </table:table-row>
          <table:table-row>
            <table:table-cell table:style-name="Táblázat15.A3" office:value-type="string">
              <text:p text:style-name="P60">Nagyon nehéz</text:p>
            </table:table-cell>
            <table:table-cell table:style-name="Táblázat15.B2" office:value-type="string">
              <text:p text:style-name="P58">15</text:p>
            </table:table-cell>
          </table:table-row>
          <table:table-row>
            <table:table-cell table:style-name="Táblázat15.A2" office:value-type="string">
              <text:p text:style-name="P60">Rendkívül nehéz </text:p>
            </table:table-cell>
            <table:table-cell table:style-name="Táblázat15.B2" office:value-type="string">
              <text:p text:style-name="P58">18</text:p>
            </table:table-cell>
          </table:table-row>
          <table:table-row>
            <table:table-cell table:style-name="Táblázat15.A2" office:value-type="string">
              <text:p text:style-name="P60">Emberfeletti</text:p>
            </table:table-cell>
            <table:table-cell table:style-name="Táblázat15.B2" office:value-type="string">
              <text:p text:style-name="P58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66">f</text:span>el kell mászni a várfalra. Ehhez az <text:span text:style-name="T1">Ügyesség</text:span> Tulajdonság <text:span text:style-name="T66">(2) </text:span>szükséges és a <text:span text:style-name="T1">Mászás</text:span> <text:span text:style-name="T66">(5) </text:span>Képzettség.<text:line-break/></text:p>
        <text:p text:style-name="P2"><text:span text:style-name="T64">A </text:span>várfal igen sima, alig néhány kiszögelés tarkítja.<text:line-break/><text:span text:style-name="T70">Í</text:span><text:span text:style-name="T66">gy ez egy </text:span><text:span text:style-name="T5">Nagyon nehéz</text:span><text:span text:style-name="T51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9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61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67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3">k6 vs. (a vállalás értéke)</text:p>
      <text:p text:style-name="P90">Ha k6-on a Vállalás értékével megegyezőt, vagy kisebbet dobsz, akkor kritikus, halálos hibát vétesz és természetesen nem dobhatsz képzettségpróbát se. <text:span text:style-name="T65">V</text:span>állalni csak nagyon fontos, ritka esetben van értelme. <text:span text:style-name="T65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1"><text:span text:style-name="T50">Fontos</text:span>: összetett, több dobást igénylő képzettségpróbánál nem lehetséges Vállalás! (pl. megmászni a nagy hegyet)</text:p>
      <text:p text:style-name="P71"/>
      <text:p text:style-name="P97"><text:span text:style-name="T1">Összhang</text:span>: egyes képzettségek <text:span text:style-name="T74">helyettesítő értéket adhatnak egy másik</text:span> képzettség használa<text:span text:style-name="T74">ta</text:span> <text:span text:style-name="T74">helyett.<text:line-break/>Ö</text:span><text:span text:style-name="T75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74"> é</text:span><text:span text:style-name="T75">rhetnek el az így összeadott helyettesítő értékek. <text:s/></text:span><text:span text:style-name="T1">1/3 é</text:span><text:span text:style-name="T2">rték helyettesíthető be<text:line-break/></text:span><text:span text:style-name="T9">A helyettesítendő képzettséghez </text:span><text:span text:style-name="T10">ez az érték </text:span><text:span text:style-name="T9">NEM adód</text:span><text:span text:style-name="T10">ik</text:span><text:span text:style-name="T9"> hozzá, </text:span><text:span text:style-name="T10">csak helyettesít</text:span><text:span text:style-name="T9">!</text:span></text:p>
      <text:p text:style-name="P96"><text:span text:style-name="_5b_RPG_5d__20_Kiemelt_20_kifejezés"><text:span text:style-name="T2"/></text:span></text:p>
      <text:p text:style-name="P68"><text:span text:style-name="_5b_RPG_5d__20_Kiemelt_20_kifejezés"><text:span text:style-name="T59">Harc</text:span></text:span></text:p>
      <text:list text:style-name="L7">
        <text:list-item>
          <text:p text:style-name="P105"><text:span text:style-name="T79">Kezdeményezés: KÉ+k10 (10:rádobás); <text:s text:c="2"/></text:span>Támadó dobás: TÉ + k100</text:p>
        </text:list-item>
        <text:list-item>
          <text:p text:style-name="P105">Minden újabb támadás a körben -10 TÉ-vel megy</text:p>
        </text:list-item>
        <text:list-item>
          <text:p text:style-name="P105"><text:span text:style-name="_5b_RPG_5d__20_Kiemelt_20_kifejezés"><text:span text:style-name="T6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30">TÉ <text:s/></text:span></text:span><text:span text:style-name="_5b_RPG_5d__20_Kiemelt_20_kifejezés"><text:span text:style-name="T31">&lt;</text:span></text:span><text:span text:style-name="_5b_RPG_5d__20_Kiemelt_20_kifejezés"><text:span text:style-name="T30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31"><text:s/>VÉ csökkentés</text:span></text:span></text:p>
            <text:list text:style-name="L1">
              <text:list-item>
                <text:p text:style-name="P100"><text:span text:style-name="_5b_RPG_5d__20_Kiemelt_20_kifejezés"><text:span text:style-name="T23">Alaphelyzetben (nincs előnyös-hátrányos helyzet):</text:span></text:span></text:p>
              </text:list-item>
              <text:list-item>
                <text:p text:style-name="P103">mindkét fél <text:span text:style-name="T1">kiskockával</text:span> csökkent (k100)</text:p>
              </text:list-item>
              <text:list-item>
                <text:p text:style-name="P99"><text:span text:style-name="_5b_RPG_5d__20_Kiemelt_20_kifejezés"><text:span text:style-name="T23">Legalább 1 penge fegyverméret különbségnél:</text:span></text:span></text:p>
              </text:list-item>
              <text:list-item>
                <text:p text:style-name="P102"><text:span text:style-name="_5b_RPG_5d__20_Kiemelt_20_kifejezés"><text:span text:style-name="T23">Előnyös helyzetű támadó: <text:s/>(</text:span></text:span><text:span text:style-name="_5b_RPG_5d__20_Kiemelt_20_kifejezés"><text:span text:style-name="T22">kiskocka+1</text:span></text:span><text:span text:style-name="_5b_RPG_5d__20_Kiemelt_20_kifejezés"><text:span text:style-name="T23">)-el csökkent (k100)</text:span></text:span></text:p>
              </text:list-item>
              <text:list-item>
                <text:p text:style-name="P102"><text:span text:style-name="_5b_RPG_5d__20_Kiemelt_20_kifejezés"><text:span text:style-name="T23">Hátrányos helyzetű támadó: (</text:span></text:span><text:span text:style-name="_5b_RPG_5d__20_Kiemelt_20_kifejezés"><text:span text:style-name="T22">kiskocka-1</text:span></text:span><text:span text:style-name="_5b_RPG_5d__20_Kiemelt_20_kifejezés"><text:span text:style-name="T23">)-el csökkent (k100)</text:span></text:span></text:p>
              </text:list-item>
              <text:list-item>
                <text:p text:style-name="P99"><text:span text:style-name="_5b_RPG_5d__20_Kiemelt_20_kifejezés"><text:span text:style-name="T23">2 penge, vagy nagyobb méretkülönbségnél: </text:span></text:span></text:p>
              </text:list-item>
              <text:list-item>
                <text:p text:style-name="P101"><text:span text:style-name="_5b_RPG_5d__20_Kiemelt_20_kifejezés"><text:span text:style-name="T23">Előnyös helyzetű támadó: <text:s/>(</text:span></text:span><text:span text:style-name="_5b_RPG_5d__20_Kiemelt_20_kifejezés"><text:span text:style-name="T22">kiskocka</text:span></text:span><text:span text:style-name="_5b_RPG_5d__20_Kiemelt_20_kifejezés"><text:span text:style-name="T20">+2</text:span></text:span><text:span text:style-name="_5b_RPG_5d__20_Kiemelt_20_kifejezés"><text:span text:style-name="T23">)-vel csökkent (k100)</text:span></text:span></text:p>
              </text:list-item>
              <text:list-item>
                <text:p text:style-name="P101"><text:span text:style-name="_5b_RPG_5d__20_Kiemelt_20_kifejezés"><text:span text:style-name="T30">Hátrányos helyzetű támadó: (</text:span></text:span><text:span text:style-name="_5b_RPG_5d__20_Kiemelt_20_kifejezés"><text:span text:style-name="T31">kiskocka-1</text:span></text:span><text:span text:style-name="_5b_RPG_5d__20_Kiemelt_20_kifejezés"><text:span text:style-name="T30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30">TÉ <text:s/></text:span></text:span><text:span text:style-name="_5b_RPG_5d__20_Kiemelt_20_kifejezés"><text:span text:style-name="T32">&gt;=</text:span></text:span><text:span text:style-name="_5b_RPG_5d__20_Kiemelt_20_kifejezés"><text:span text:style-name="T30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31"><text:s/>Túlütés → ÉP sebzés</text:span></text:span></text:p>
            <text:list text:style-name="L2">
              <text:list-item>
                <text:p text:style-name="P104"><text:span text:style-name="_5b_RPG_5d__20_Kiemelt_20_kifejezés"><text:span text:style-name="T30">Áldozat: Páncéldobás <text:s/>(hogy számít-e az SFÉ)</text:span></text:span></text:p>
              </text:list-item>
              <text:list-item>
                <text:p text:style-name="P104"><text:span text:style-name="_5b_RPG_5d__20_Kiemelt_20_kifejezés"><text:span text:style-name="T30">Támadó: k20 </text:span></text:span><text:span text:style-name="_5b_RPG_5d__20_Kiemelt_20_kifejezés"><text:span text:style-name="T31">+</text:span></text:span><text:span text:style-name="_5b_RPG_5d__20_Kiemelt_20_kifejezés"><text:span text:style-name="T30"> fegyver SP </text:span></text:span><text:span text:style-name="_5b_RPG_5d__20_Kiemelt_20_kifejezés"><text:span text:style-name="T31">–</text:span></text:span><text:span text:style-name="_5b_RPG_5d__20_Kiemelt_20_kifejezés"><text:span text:style-name="T30"> SFÉ <text:s/>= ΣSP</text:span></text:span></text:p>
              </text:list-item>
              <text:list-item>
                <text:p text:style-name="P104"><text:span text:style-name="_5b_RPG_5d__20_Kiemelt_20_kifejezés"><text:span text:style-name="T30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22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7">K20 <text:line-break/>+ fegyver SP</text:p>
              <text:p text:style-name="P48">- SFÉ</text:p>
            </table:table-cell>
            <table:table-cell table:style-name="Táblázat1.A1" office:value-type="string">
              <text:p text:style-name="P47">ÉP Sebzés</text:p>
            </table:table-cell>
            <table:table-cell table:style-name="Táblázat1.C1" office:value-type="string">
              <text:p text:style-name="P47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77">0</text:span> ÉP</text:p>
            </table:table-cell>
            <table:table-cell table:style-name="Táblázat1.C3" office:value-type="string">
              <text:p text:style-name="P23">-2<text:span text:style-name="T78">0</text:span>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77">15</text:span> ÉP</text:p>
            </table:table-cell>
            <table:table-cell table:style-name="Táblázat1.C2" office:value-type="string">
              <text:p text:style-name="P23">-<text:span text:style-name="T78">3</text:span>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77">21</text:span> ÉP</text:p>
            </table:table-cell>
            <table:table-cell table:style-name="Táblázat1.C3" office:value-type="string">
              <text:p text:style-name="P23">-<text:span text:style-name="T78">4</text:span>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77">28</text:span> ÉP</text:p>
            </table:table-cell>
            <table:table-cell table:style-name="Táblázat1.C2" office:value-type="string">
              <text:p text:style-name="P23">-<text:span text:style-name="T78">5</text:span>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77">36</text:span> ÉP</text:p>
            </table:table-cell>
            <table:table-cell table:style-name="Táblázat1.C3" office:value-type="string">
              <text:p text:style-name="P23">-<text:span text:style-name="T78">6</text:span>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77">45</text:span> ÉP</text:p>
            </table:table-cell>
            <table:table-cell table:style-name="Táblázat1.C2" office:value-type="string">
              <text:p text:style-name="P23">-<text:span text:style-name="T78">7</text:span>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77">55</text:span> ÉP</text:p>
            </table:table-cell>
            <table:table-cell table:style-name="Táblázat1.C3" office:value-type="string">
              <text:p text:style-name="P23">-<text:span text:style-name="T78">8</text:span>0 VÉ</text:p>
            </table:table-cell>
          </table:table-row>
        </table:table>
        <text:p text:style-name="P9"><text:span text:style-name="_5b_RPG_5d__20_Kiemelt_20_kifejezés"><text:span text:style-name="T27"><text:tab/>* Az 1-es k20 dobás mindig Enyhe seb </text:span></text:span></text:p>
        <text:p text:style-name="P9"><text:span text:style-name="_5b_RPG_5d__20_Kiemelt_20_kifejezés"><text:span text:style-name="T27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5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9">(20-anként)</text:span></text:p>
            </table:table-cell>
            <table:table-cell table:style-name="Táblázat2.B2" office:value-type="string">
              <text:p text:style-name="P30"><text:span text:style-name="T51">+3</text:span> SP<text:line-break/><text:span text:style-name="T57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22">Páncéldobás</text:span></text:span></text:p>
        <text:p text:style-name="P31"><text:span text:style-name="_5b_RPG_5d__20_Kiemelt_20_kifejezés"><text:span text:style-name="T27">Áldozat dobja </text:span></text:span><text:span text:style-name="_5b_RPG_5d__20_Kiemelt_20_kifejezés"><text:span text:style-name="T28">(</text:span></text:span><text:span text:style-name="_5b_RPG_5d__20_Kiemelt_20_kifejezés"><text:span text:style-name="T27">k10</text:span></text:span><text:span text:style-name="_5b_RPG_5d__20_Kiemelt_20_kifejezés"><text:span text:style-name="T28">)</text:span></text:span><text:span text:style-name="_5b_RPG_5d__20_Kiemelt_20_kifejezés"><text:span text:style-name="T27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22">SFÉ</text:span></text:span></text:p>
        <text:p text:style-name="P19"><text:span text:style-name="_5b_RPG_5d__20_Kiemelt_20_kifejezés"><text:span text:style-name="T27">Levonódik az SP-ből.</text:span></text:span></text:p>
        <text:p text:style-name="P19"><text:span text:style-name="_5b_RPG_5d__20_Kiemelt_20_kifejezés"><text:span text:style-name="T27">Minden páncélnak szúró/vágó/zúzó SFÉ-je van</text:span></text:span></text:p>
        <text:p text:style-name="P19"><text:span text:style-name="_5b_RPG_5d__20_Kiemelt_20_kifejezés"><text:span text:style-name="T27"/></text:span></text:p>
        <text:p text:style-name="P19"><text:span text:style-name="_5b_RPG_5d__20_Kiemelt_20_kifejezés"><text:span text:style-name="T22">Átütés</text:span></text:span></text:p>
        <text:p text:style-name="P19"><text:span text:style-name="_5b_RPG_5d__20_Kiemelt_20_kifejezés"><text:span text:style-name="T27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68">Csataszabályok</text:span></text:span><text:span text:style-name="_5b_RPG_5d__20_Kiemelt_20_kifejezés"><text:span text:style-name="T69"> (nagy tömegjelenetnél)</text:span></text:span></text:p>
        <text:list text:style-name="L8">
          <text:list-item>
            <text:p text:style-name="P106">+20 TÉ mindenkinek</text:p>
          </text:list-item>
          <text:list-item>
            <text:p text:style-name="P106">Nincs VÉ csökkentés</text:p>
          </text:list-item>
          <text:list-item>
            <text:p text:style-name="P106">Nincs páncéldobás</text:p>
          </text:list-item>
          <text:list-item>
            <text:p text:style-name="P106">TÉ/VÉ értékeket kerekítjük 10-zel oszthatóan (1-5: lefelé, 6-9: felfelé)</text:p>
          </text:list-item>
          <text:list-item>
            <text:p text:style-name="P106">Támadó dobás eredményét is kerekítjük ugyanígy</text:p>
          </text:list-item>
          <text:list-item>
            <text:p text:style-name="P107"><text:span text:style-name="_5b_RPG_5d__20_Kiemelt_20_kifejezés"><text:span text:style-name="T34">Erősített sebzés: </text:span></text:span><text:span text:style-name="_5b_RPG_5d__20_Kiemelt_20_kifejezés"><text:span text:style-name="T35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5"/></text:span></text:p>
        <text:p text:style-name="P27">Puszta kéz: <text:s/><text:line-break/> <text:s/><text:span text:style-name="T27">Közelharc alap + KÉ: -10, TÉ: -10, VÉ: -10 </text:span></text:p>
        <text:p text:style-name="P28">Érintő támadás: <text:line-break/> <text:s/><text:span text:style-name="T27">Közelharc alap + <text:s/></text:span><text:span text:style-name="_5b_RPG_5d__20_Kiemelt_20_kifejezés"><text:span text:style-name="T35">KÉ: -10, TÉ: 0, VÉ: -10 </text:span></text:span></text:p>
        <text:p text:style-name="P26"><text:span text:style-name="_5b_RPG_5d__20_Kiemelt_20_kifejezés"><text:span text:style-name="T35"/></text:span></text:p>
      </text:section>
      <text:p text:style-name="Standard"><text:span text:style-name="_5b_RPG_5d__20_Kiemelt_20_kifejezés"><text:span text:style-name="T31">VÉ regenerálódás</text:span></text:span><text:span text:style-name="_5b_RPG_5d__20_Kiemelt_20_kifejezés"><text:span text:style-name="T30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1"><text:span text:style-name="_5b_RPG_5d__20_Kiemelt_20_kifejezés"><text:span text:style-name="T23">Egy támadást emészt fel. Lépései:</text:span></text:span></text:p>
        <text:p text:style-name="P4"><text:span text:style-name="_5b_RPG_5d__20_Kiemelt_20_kifejezés"><text:span text:style-name="T25">- 0. </text:span></text:span><text:span text:style-name="_5b_RPG_5d__20_Kiemelt_20_kifejezés"><text:span text:style-name="T23">Megakasztás </text:span></text:span><text:span text:style-name="_5b_RPG_5d__20_Kiemelt_20_kifejezés"><text:span text:style-name="T25">(ha van)</text:span></text:span><text:span text:style-name="_5b_RPG_5d__20_Kiemelt_20_kifejezés"><text:span text:style-name="T23">: </text:span></text:span><text:span text:style-name="_5b_RPG_5d__20_Kiemelt_20_kifejezés"><text:span text:style-name="T24">ilyenkor az </text:span></text:span><text:span text:style-name="_5b_RPG_5d__20_Kiemelt_20_kifejezés"><text:span text:style-name="T23">áldozat dob sima támadást, ha sebző, megakadályozta a manővert.</text:span></text:span></text:p>
        <text:p text:style-name="P71"><text:span text:style-name="_5b_RPG_5d__20_Kiemelt_20_kifejezés"><text:span text:style-name="T23">- 1. Végrehajtás: Támadó dobás (TÉ+20). Ha megv</text:span></text:span><text:span text:style-name="_5b_RPG_5d__20_Kiemelt_20_kifejezés"><text:span text:style-name="T24">an:</text:span></text:span></text:p>
        <text:p text:style-name="P71"><text:span text:style-name="_5b_RPG_5d__20_Kiemelt_20_kifejezés"><text:span text:style-name="T23">- 2. Ellenpróba:</text:span></text:span></text:p>
        <text:p text:style-name="P95"><text:span text:style-name="_5b_RPG_5d__20_Kiemelt_20_kifejezés"><text:span text:style-name="T23"><text:s text:c="2"/>(Harcmodor + </text:span></text:span><text:span text:style-name="_5b_RPG_5d__20_Kiemelt_20_kifejezés"><text:span text:style-name="T26">(HM/10) + </text:span></text:span><text:span text:style-name="_5b_RPG_5d__20_Kiemelt_20_kifejezés"><text:span text:style-name="T23">k10) <text:s text:c="2"/>vs. </text:span></text:span></text:p>
        <text:p text:style-name="P95"><text:span text:style-name="_5b_RPG_5d__20_Kiemelt_20_kifejezés"><text:span text:style-name="T23"><text:s text:c="2"/>(Harcmodor + </text:span></text:span><text:span text:style-name="_5b_RPG_5d__20_Kiemelt_20_kifejezés"><text:span text:style-name="T26">(HM/10) + </text:span></text:span><text:span text:style-name="_5b_RPG_5d__20_Kiemelt_20_kifejezés"><text:span text:style-name="T23">manőver nehézség)</text:span></text:span></text:p>
        <text:p text:style-name="P3"><text:span text:style-name="_5b_RPG_5d__20_Kiemelt_20_kifejezés"><text:span text:style-name="T23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33"/></text:span></text:p>
        <text:p text:style-name="P76"><text:span text:style-name="_5b_RPG_5d__20_Kiemelt_20_kifejezés"><text:span text:style-name="T37">Szándékos kitérés lövés elől</text:span></text:span><text:span text:style-name="_5b_RPG_5d__20_Kiemelt_20_kifejezés"><text:span text:style-name="T58">*</text:span></text:span></text:p>
        <text:p text:style-name="P22">Ha rendelkezik elegendő hellyel a kitérésre <text:span text:style-name="T50">és</text:span> bejelenti, hogy kitér, akk<text:span text:style-name="T51">or </text:span><text:span text:style-name="T5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6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5">8</text:p>
            </table:table-cell>
            <table:table-cell table:style-name="Table2.A2" office:value-type="string">
              <text:p text:style-name="P43"><text:span text:style-name="T76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5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5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5"><text:span text:style-name="_5b_RPG_5d__20_Kiemelt_20_kifejezés"><text:span text:style-name="T36">* Kapcsolódó fortély: „Kitérés lövés elől” (+2-t ad a Gyorsaságpróbára)</text:span></text:span></text:p>
        <text:p text:style-name="P32"><text:span text:style-name="_5b_RPG_5d__20_Kiemelt_20_kifejezés"><text:span text:style-name="T36"/></text:span></text:p>
      </text:section>
      <text:p text:style-name="P70"><text:span text:style-name="_5b_RPG_5d__20_Kiemelt_20_kifejezés">Sérülés hatása képzettségpróbára</text:span></text:p>
      <text:p text:style-name="P71"><text:span text:style-name="_5b_RPG_5d__20_Kiemelt_20_kifejezés"><text:span text:style-name="T6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S1</text:p>
          </table:table-cell>
          <table:table-cell table:style-name="Table1.A1" office:value-type="string">
            <text:p text:style-name="P72">S2</text:p>
          </table:table-cell>
          <table:table-cell table:style-name="Table1.A1" office:value-type="string">
            <text:p text:style-name="P72">S3</text:p>
          </table:table-cell>
          <table:table-cell table:style-name="Table1.E1" office:value-type="string">
            <text:p text:style-name="P72">S4</text:p>
          </table:table-cell>
        </table:table-row>
        <table:table-row>
          <table:table-cell table:style-name="Table1.A2" office:value-type="string">
            <text:p text:style-name="P73"><text:span text:style-name="_5b_RPG_5d__20_Kiemelt_20_kifejezés"><text:span text:style-name="T6">fizikai</text:span></text:span>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2</text:p>
          </table:table-cell>
          <table:table-cell table:style-name="Table1.A2" office:value-type="string">
            <text:p text:style-name="P73">-4</text:p>
          </table:table-cell>
          <table:table-cell table:style-name="Table1.E2" office:value-type="string">
            <text:p text:style-name="P73">-6</text:p>
          </table:table-cell>
        </table:table-row>
        <table:table-row>
          <table:table-cell table:style-name="Table1.A2" office:value-type="string">
            <text:p text:style-name="P73">egyéb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1</text:p>
          </table:table-cell>
          <table:table-cell table:style-name="Table1.E2" office:value-type="string">
            <text:p text:style-name="P73">-3</text:p>
          </table:table-cell>
        </table:table-row>
      </table:table>
      <text:p text:style-name="P74"><text:soft-page-break/><text:span text:style-name="_5b_RPG_5d__20_Kiemelt_20_kifejezés"><text:span text:style-name="T36"><text:s/></text:span></text:span><text:span text:style-name="_5b_RPG_5d__20_Kiemelt_20_kifejezés"><text:span text:style-name="T55">Távolsági har</text:span></text:span><text:span text:style-name="_5b_RPG_5d__20_Kiemelt_20_kifejezés"><text:span text:style-name="T56">c</text:span></text:span></text:p>
      <text:list text:style-name="L9">
        <text:list-item>
          <text:p text:style-name="P108"><text:span text:style-name="_5b_RPG_5d__20_Kiemelt_20_kifejezés"><text:span text:style-name="T41">Támadó </text:span></text:span><text:span text:style-name="_5b_RPG_5d__20_Kiemelt_20_kifejezés"><text:span text:style-name="T14">CÉ = (-30) + (2 x Önuralom) + CM + Harcmodor bónusza + Fegyver CÉ</text:span></text:span></text:p>
        </text:list-item>
      </text:list>
      <text:list xml:id="list1170399428" text:style-name="L10">
        <text:list-item text:start-value="1">
          <text:p text:style-name="P109"><text:span text:style-name="_5b_RPG_5d__20_Kiemelt_20_kifejezés"><text:span text:style-name="T6">Célpont VÉ = Cellaszám x <text:s/>Szorzó</text:span></text:span></text:p>
        </text:list-item>
      </text:list>
      <text:list text:style-name="L11">
        <text:list-item text:start-value="1">
          <text:p text:style-name="P111"><text:span text:style-name="_5b_RPG_5d__20_Kiemelt_20_kifejezés"><text:span text:style-name="T6">Cellaszám = (Cél táv / Fegyver Osztó) <text:s text:c="2"/></text:span></text:span><text:span text:style-name="_5b_RPG_5d__20_Kiemelt_20_kifejezés"><text:span text:style-name="T53">→</text:span></text:span><text:span text:style-name="_5b_RPG_5d__20_Kiemelt_20_kifejezés"><text:span text:style-name="T6"> Felfelé kerekítve</text:span></text:span></text:p>
        </text:list-item>
      </text:list>
      <text:list text:continue-list="list1170399428" text:style-name="L10">
        <text:list-item text:start-value="1">
          <text:p text:style-name="P110"><text:span text:style-name="_5b_RPG_5d__20_Kiemelt_20_kifejezés"><text:span text:style-name="T6">Szorzó =</text:span></text:span><text:span text:style-name="_5b_RPG_5d__20_Kiemelt_20_kifejezés"><text:span text:style-name="T16"> </text:span></text:span><text:span text:style-name="_5b_RPG_5d__20_Kiemelt_20_kifejezés"><text:span text:style-name="T15">Mozgás</text:span></text:span><text:span text:style-name="_5b_RPG_5d__20_Kiemelt_20_kifejezés"><text:span text:style-name="T16"> + </text:span></text:span><text:span text:style-name="_5b_RPG_5d__20_Kiemelt_20_kifejezés"><text:span text:style-name="T15">Méret</text:span></text:span><text:span text:style-name="_5b_RPG_5d__20_Kiemelt_20_kifejezés"><text:span text:style-name="T16"> + </text:span></text:span><text:span text:style-name="_5b_RPG_5d__20_Kiemelt_20_kifejezés"><text:span text:style-name="T15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7">Fegyverkategória</text:p>
            </table:table-cell>
            <table:table-cell table:style-name="Táblázat13.A1" office:value-type="string">
              <text:p text:style-name="P87">Osztó</text:p>
            </table:table-cell>
            <table:table-cell table:style-name="Táblázat13.A1" office:value-type="string">
              <text:p text:style-name="P87">Példa fegyverek</text:p>
            </table:table-cell>
            <table:table-cell table:style-name="Táblázat13.D1" office:value-type="string">
              <text:p text:style-name="P87">Speciális</text:p>
            </table:table-cell>
          </table:table-row>
        </table:table-header-rows>
        <table:table-row>
          <table:table-cell table:style-name="Táblázat13.A2" office:value-type="string">
            <text:p text:style-name="P88">Nem hajításra készített tárgyak</text:p>
          </table:table-cell>
          <table:table-cell table:style-name="Táblázat13.A2" office:value-type="string">
            <text:p text:style-name="P88">1</text:p>
          </table:table-cell>
          <table:table-cell table:style-name="Táblázat13.A2" office:value-type="string">
            <text:p text:style-name="P88">Kard, zsámoly, söröskorsó</text:p>
          </table:table-cell>
          <table:table-cell table:style-name="Táblázat13.D2" office:value-type="string">
            <text:p text:style-name="P88">Maximális Hatótávjukhoz <text:span text:style-name="T54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8">Apró hajítófegyverek</text:p>
          </table:table-cell>
          <table:table-cell table:style-name="Táblázat13.A2" office:value-type="string">
            <text:p text:style-name="P88">2</text:p>
          </table:table-cell>
          <table:table-cell table:style-name="Táblázat13.A2" office:value-type="string">
            <text:p text:style-name="P88">Tőr, dobótőr, hajítóbárd</text:p>
          </table:table-cell>
          <table:table-cell table:style-name="Táblázat13.D2" office:value-type="string">
            <text:p text:style-name="P88">-</text:p>
          </table:table-cell>
        </table:table-row>
        <table:table-row>
          <table:table-cell table:style-name="Táblázat13.A4" office:value-type="string">
            <text:p text:style-name="P88">Íjak</text:p>
          </table:table-cell>
          <table:table-cell table:style-name="Táblázat13.A2" office:value-type="string">
            <text:p text:style-name="P88">3</text:p>
          </table:table-cell>
          <table:table-cell table:style-name="Táblázat13.C4" office:value-type="string">
            <text:p text:style-name="P88">Rövid íj, hosszú íj,<text:line-break/>+ Kézi nyílpuska, <text:line-break/>dárda</text:p>
          </table:table-cell>
          <table:table-cell table:style-name="Táblázat13.D2" office:value-type="string">
            <text:p text:style-name="P88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8">Nyílpuskák</text:p>
          </table:table-cell>
          <table:table-cell table:style-name="Táblázat13.A2" office:value-type="string">
            <text:p text:style-name="P88">4</text:p>
          </table:table-cell>
          <table:table-cell table:style-name="Táblázat13.C4" office:value-type="string">
            <text:p text:style-name="P88">Minden nyílpuska <text:line-break/>kivéve Kézi és <text:span text:style-name="T54">Kharei</text:span></text:p>
          </table:table-cell>
          <table:table-cell table:style-name="Táblázat13.D2" office:value-type="string">
            <text:p text:style-name="P88">A legtöbb nyílpuskának van Átütése</text:p>
          </table:table-cell>
        </table:table-row>
      </table:table>
      <text:p text:style-name="P7"><text:span text:style-name="_5b_RPG_5d__20_Kiemelt_20_kifejezés"><text:span text:style-name="T21">* Ezek csak irányadó számok, az egyes konkrét fegyvereknek eltérhet az Osztó értéke a fenti elvektől.</text:span></text:span></text:p>
      <text:p text:style-name="P7"><text:span text:style-name="_5b_RPG_5d__20_Kiemelt_20_kifejezés"><text:span text:style-name="T17"/></text:span></text:p>
      <text:p text:style-name="P8"><text:span text:style-name="_5b_RPG_5d__20_Kiemelt_20_kifejezés"><text:span text:style-name="T18"><text:tab/></text:span></text:span></text:p>
      <text:p text:style-name="P8"><text:span text:style-name="_5b_RPG_5d__20_Kiemelt_20_kifejezés"><text:span text:style-name="T19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4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4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4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12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54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52"><text:s/></text:span></text:span></text:p>
      <text:p text:style-name="Text_20_body"><text:span text:style-name="_5b_RPG_5d__20_Kiemelt_20_kifejezés"><text:span text:style-name="T1"/></text:span></text:p>
      <text:h text:style-name="P98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40">Támadó taktika: <text:s text:c="2"/></text:span></text:span><text:span text:style-name="_5b_RPG_5d__20_Kiemelt_20_kifejezés"><text:span text:style-name="T41"><text:s/>TÉ:+1 </text:span></text:span><text:span text:style-name="_5b_RPG_5d__20_Kiemelt_20_kifejezés"><text:span text:style-name="T13">→</text:span></text:span><text:span text:style-name="_5b_RPG_5d__20_Kiemelt_20_kifejezés"><text:span text:style-name="T41">VÉ:-2 <text:s text:c="3"/>(Max +15 TÉ / -</text:span></text:span><text:span text:style-name="_5b_RPG_5d__20_Kiemelt_20_kifejezés"><text:span text:style-name="T42">30 VÉ</text:span></text:span><text:span text:style-name="_5b_RPG_5d__20_Kiemelt_20_kifejezés"><text:span text:style-name="T41">)</text:span></text:span></text:p>
      <text:p text:style-name="Text_20_body"><text:span text:style-name="_5b_RPG_5d__20_Kiemelt_20_kifejezés"><text:span text:style-name="T40">Védekező taktika:</text:span></text:span><text:span text:style-name="_5b_RPG_5d__20_Kiemelt_20_kifejezés"><text:span text:style-name="T41"> VÉ:+1 </text:span></text:span><text:span text:style-name="_5b_RPG_5d__20_Kiemelt_20_kifejezés"><text:span text:style-name="T13">→T</text:span></text:span><text:span text:style-name="_5b_RPG_5d__20_Kiemelt_20_kifejezés"><text:span text:style-name="T41">É:-2 <text:s text:c="3"/>(Max +20 VÉ / -</text:span></text:span><text:span text:style-name="_5b_RPG_5d__20_Kiemelt_20_kifejezés"><text:span text:style-name="T42">40 TÉ</text:span></text:span><text:span text:style-name="_5b_RPG_5d__20_Kiemelt_20_kifejezés"><text:span text:style-name="T41">)</text:span></text:span></text:p>
      <text:p text:style-name="Text_20_body"><text:span text:style-name="_5b_RPG_5d__20_Kiemelt_20_kifejezés"><text:span text:style-name="T40">Védekező harc: <text:s text:c="3"/></text:span></text:span><text:span text:style-name="T44">VÉ:+</text:span><text:span text:style-name="T46">30, csak kiskockával csökkenthet rajtad VÉ-t. </text:span><text:span text:style-name="T47">Nem </text:span><text:span text:style-name="_5b_RPG_5d__20_Kiemelt_20_kifejezés"><text:span text:style-name="T41">támadhat</text:span></text:span><text:span text:style-name="_5b_RPG_5d__20_Kiemelt_20_kifejezés"><text:span text:style-name="T43">sz</text:span></text:span><text:span text:style-name="_5b_RPG_5d__20_Kiemelt_20_kifejezés"><text:span text:style-name="T41">, </text:span></text:span><text:span text:style-name="_5b_RPG_5d__20_Kiemelt_20_kifejezés"><text:span text:style-name="T43">folyamatosan </text:span></text:span><text:span text:style-name="_5b_RPG_5d__20_Kiemelt_20_kifejezés"><text:span text:style-name="T41">hátrál</text:span></text:span><text:span text:style-name="_5b_RPG_5d__20_Kiemelt_20_kifejezés"><text:span text:style-name="T43">nod kell.</text:span></text:span></text:p>
      <text:p text:style-name="Text_20_body"><text:span text:style-name="_5b_RPG_5d__20_Kiemelt_20_kifejezés"><text:span text:style-name="T40">Kezdeményező Taktika: <text:s text:c="2"/></text:span></text:span><text:span text:style-name="_5b_RPG_5d__20_Kiemelt_20_kifejezés"><text:span text:style-name="T41">+1KÉ </text:span></text:span><text:span text:style-name="_5b_RPG_5d__20_Kiemelt_20_kifejezés"><text:span text:style-name="T38">→</text:span></text:span><text:span text:style-name="_5b_RPG_5d__20_Kiemelt_20_kifejezés"><text:span text:style-name="T41"> -2VÉ <text:s text:c="2"/>(max 10)</text:span></text:span></text:p>
      <text:p text:style-name="P89"><text:span text:style-name="T1">Kiváró Taktika: </text:span><text:span text:style-name="T6">Nyert </text:span><text:span text:style-name="T7">Kezdeményezés esetén</text:span><text:span text:style-name="T6"> átengedett támadás </text:span><text:span text:style-name="_5b_RPG_5d__20_Kiemelt_20_kifejezés"><text:span text:style-name="T38">→</text:span></text:span><text:span text:style-name="_5b_RPG_5d__20_Kiemelt_20_kifejezés"><text:span text:style-name="T41"> </text:span></text:span><text:span text:style-name="T6">E</text:span><text:span text:style-name="T39">lső visszatámadásra</text:span><text:span text:style-name="T41"> </text:span><text:span text:style-name="T44">+5 TÉ</text:span></text:p>
      <text:p text:style-name="P93"><text:span text:style-name="T40">Támadás erőből</text:span><text:span text:style-name="T44">: <text:s/>+1 SP → -3 TÉ </text:span><text:span text:style-name="T45">(Támadás Erőből fortély (2) követelmény)</text:span></text:p>
      <text:p text:style-name="P55"/>
      <text:p text:style-name="Text_20_body"><text:span text:style-name="_5b_RPG_5d__20_Kiemelt_20_kifejezés">Fárasztás:</text:span><text:span text:style-name="_5b_RPG_5d__20_Kiemelt_20_kifejezés"><text:span text:style-name="T6"> </text:span></text:span><text:span text:style-name="_5b_RPG_5d__20_Kiemelt_20_kifejezés"><text:span text:style-name="T8">VÉ csökk: +2; </text:span></text:span><text:span text:style-name="_5b_RPG_5d__20_Kiemelt_20_kifejezés"><text:span text:style-name="T6">Sebzés helyett: (Nagykocka +10 VÉ csökkentés). </text:span></text:span><text:span text:style-name="_5b_RPG_5d__20_Kiemelt_20_kifejezés"><text:span text:style-name="T11">Nem kombinálható más taktikával.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6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6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2">
        <text:list-item>
          <text:p text:style-name="P112">Kéz csonkolása: (áldozat max ÉP / 3) (felfele kerekítve) sebzés szükséges</text:p>
        </text:list-item>
        <text:list-item>
          <text:p text:style-name="P112">Láb csonkolása: (áldozat max ÉP / 2) (felfele kerekítve) sebzés szükséges</text:p>
        </text:list-item>
      </text:list>
      <text:p text:style-name="P56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48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3">Követelmény: Észrevétlen támadás</text:p>
                  </text:list-item>
                  <text:list-item>
                    <text:p text:style-name="P113">Célpont VÉ = 30 + mozgás jellegétől függő módosító (lásd Észrevétlen támadás)</text:p>
                  </text:list-item>
                </text:list>
              </text:list-item>
            </text:list>
            <text:p text:style-name="P6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2">Hogy megkapjuk a valós ÉP seb mennyiségét, amit az </text:span>áldozat<text:span text:style-name="T12"> elszenved, dobjunk k3-al:</text:span></text:p>
            <text:list text:style-name="L4">
              <text:list-item>
                <text:p text:style-name="P114">1: nincs ÉP seb</text:p>
              </text:list-item>
              <text:list-item>
                <text:p text:style-name="P114">2: sebzés fele bement ÉP-ben</text:p>
              </text:list-item>
              <text:list-item>
                <text:p text:style-name="P114">3: a teljes sebzés bement ÉP-ben</text:p>
              </text:list-item>
            </text:list>
            <text:p text:style-name="P63">Ez azért van, mert egy járatlan támadó nem tudja olyan jól megbecsülni a szükséges erő nagyságát, ha rosszul méri fel az erejét, könnyen komoly sebet okozhat.</text:p>
            <text:p text:style-name="P63"/>
            <text:p text:style-name="P63">„Harci anatómia” fortély minden foka</text:p>
            <text:list text:style-name="L5">
              <text:list-item>
                <text:p text:style-name="P115">3-al emeli a Fájdalomtűrés célszámát</text:p>
              </text:list-item>
              <text:list-item>
                <text:p text:style-name="P115">1 seb kategóriával kevesebb kell <text:s/>(Pl. 2.fokon már csak 3 ÉP sebzés elég)</text:p>
              </text:list-item>
              <text:list-item>
                <text:p text:style-name="P115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9">Megjegyezés: a Markolat sebzése: k20+0 SP (Zúzó) </text:span></text:span></text:p>
          </table:table-cell>
        </table:table-row>
      </table:table>
      <text:p text:style-name="P62"><text:span text:style-name="_5b_RPG_5d_Kiemelt_20_kifejezés"><text:span text:style-name="T48"/></text:span></text:p>
      <text:p text:style-name="P16"><text:span text:style-name="_5b_RPG_5d_Kiemelt_20_kifejezés"><text:span text:style-name="T48"/></text:span></text:p>
      <text:p text:style-name="Text_20_body"><text:span text:style-name="_5b_RPG_5d_Kiemelt_20_kifejezés"><text:span text:style-name="T48">Orvtámadás</text:span></text:span></text:p>
      <text:p text:style-name="Text_20_body"><text:span text:style-name="_5b_RPG_5d_Kiemelt_20_kifejezés"><text:span text:style-name="T49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8"/></text:span></text:p>
      <text:p text:style-name="Text_20_body"><text:span text:style-name="_5b_RPG_5d_Kiemelt_20_kifejezés"><text:span text:style-name="T48">Pontok támadása harc közben</text:span></text:span></text:p>
      <text:p text:style-name="P59">Ha harc közben próbálsz ellenfeleden egy konkrét pont támadásával nagyobb sebzést elérni, vagy a <text:span text:style-name="T1">Harci anatómia</text:span> fortélynál leírt hatások valamelyikét elérni, akkor <text:span text:style-name="T1">Területre támadás</text:span> manővert kell végezned. Amennyiben az sikeres, megkapod a fenti fortélynál megadott bónuszokat.</text:p>
      <text:p text:style-name="P59"/>
      <text:p text:style-name="P59"><text:span text:style-name="T1">Visszafogott csapás / Harc az ellenfél elfogásáért</text:span>: <text:span text:style-name="T73">TODO</text:span></text:p>
      <text:p text:style-name="P59"/>
      <text:p text:style-name="P61"><text:span text:style-name="T1">Mögékerülés, Rávetődés, Nyakba ugrás hátulról</text:span>: <text:span text:style-name="T73">TODO</text:span></text:p>
      <text:p text:style-name="P59"/>
      <text:p text:style-name="P61"><text:span text:style-name="T1">Csoportos fejezés</text:span>: <text:span text:style-name="T73">TODO</text:span></text:p>
      <text:p text:style-name="P59"/>
      <text:p text:style-name="P59"/>
      <text:h text:style-name="P98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70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70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7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70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63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63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63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63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63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63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63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63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6">Kétkezesség fortély. Csak annyit ad, hogy rosszabbik kézzel is levonás nélkül tudsz harcolni, de csak 1 fegyverrel!!</text:p>
              </text:list-item>
              <text:list-item>
                <text:p text:style-name="P116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72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5T23:27:55.364790996</dc:date>
    <meta:editing-cycles>48</meta:editing-cycles>
    <meta:editing-duration>PT6H23M29S</meta:editing-duration>
    <meta:document-statistic meta:table-count="18" meta:image-count="0" meta:object-count="0" meta:page-count="5" meta:paragraph-count="407" meta:word-count="2003" meta:character-count="12815" meta:non-whitespace-character-count="11124"/>
    <meta:user-defined meta:name="Információ 1"/>
    <meta:user-defined meta:name="Információ 2"/>
    <meta:user-defined meta:name="Információ 3"/>
    <meta:user-defined meta:name="Információ 4"/>
  </office:meta>
</office:document-meta>
</file>